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5ce81d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0bcffc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6da93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96c23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bcffc" officeooo:paragraph-rsid="003561c4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bcffc" officeooo:paragraph-rsid="003cf34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0bcffc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41fe18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4ca9c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4f43aa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5b88b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74f26a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7d863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bcffc" officeooo:paragraph-rsid="001db69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2pt" fo:language="ru" fo:country="RU" fo:font-weight="normal" officeooo:rsid="000b1010" officeooo:paragraph-rsid="000bcff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0b101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0bcffc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5b88b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5ce81d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6c6e1" officeooo:paragraph-rsid="0006c6e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6c6e1" officeooo:paragraph-rsid="005b88bd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6c6e1" officeooo:paragraph-rsid="000bcff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5b88bd" officeooo:paragraph-rsid="005b88bd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bold" officeooo:rsid="0006c6e1" officeooo:paragraph-rsid="005b88b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8pt" fo:language="ru" fo:country="RU" fo:font-weight="normal" officeooo:rsid="000b1010" officeooo:paragraph-rsid="000bcffc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.0201in" fo:margin-bottom="0.0201in" loext:contextual-spacing="false" fo:text-align="justify" style:justify-single-word="false"/>
      <style:text-properties officeooo:paragraph-rsid="003399bd"/>
    </style:style>
    <style:style style:name="P27" style:family="paragraph" style:parent-style-name="Standard">
      <style:paragraph-properties fo:margin-top="0.0201in" fo:margin-bottom="0.0201in" loext:contextual-spacing="false" fo:text-align="justify" style:justify-single-word="false"/>
      <style:text-properties officeooo:paragraph-rsid="0067a37c"/>
    </style:style>
    <style:style style:name="P28" style:family="paragraph" style:parent-style-name="Standard">
      <style:paragraph-properties fo:margin-top="0.0201in" fo:margin-bottom="0.0201in" loext:contextual-spacing="false" fo:text-align="justify" style:justify-single-word="false"/>
      <style:text-properties officeooo:paragraph-rsid="007be047"/>
    </style:style>
    <style:style style:name="P29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0bcff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5fbfd1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5d907f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0bcffc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7a7c85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italic" fo:font-weight="normal" officeooo:rsid="000b1010" officeooo:paragraph-rsid="004ddb62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italic" fo:font-weight="normal" officeooo:rsid="000b1010" officeooo:paragraph-rsid="000bcffc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italic" fo:font-weight="normal" officeooo:rsid="000b1010" officeooo:paragraph-rsid="005fbfd1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en" fo:country="US" fo:font-style="normal" fo:font-weight="normal" officeooo:rsid="000b1010" officeooo:paragraph-rsid="00759662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10pt" fo:letter-spacing="normal" fo:language="ru" fo:country="RU" fo:font-style="normal" fo:font-weight="normal" officeooo:paragraph-rsid="003399bd" style:font-size-asian="10pt" style:font-size-complex="10pt"/>
    </style:style>
    <style:style style:name="P39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0366d6" style:text-line-through-style="none" style:text-line-through-type="none" style:font-name="apple-system" fo:font-size="10pt" fo:letter-spacing="normal" fo:language="ru" fo:country="RU" fo:font-style="normal" style:text-underline-style="none" fo:font-weight="normal" officeooo:paragraph-rsid="003399bd" style:text-blinking="false" fo:background-color="#ffffff" style:font-size-asian="10pt" style:font-size-complex="10pt"/>
    </style:style>
    <style:style style:name="P40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49f59" officeooo:paragraph-rsid="0096c235" style:text-blinking="false" fo:background-color="#ffffff" style:font-size-asian="10pt" style:font-size-complex="10pt"/>
    </style:style>
    <style:style style:name="P41" style:family="paragraph" style:parent-style-name="Standard">
      <style:paragraph-properties fo:margin-top="0.0201in" fo:margin-bottom="0.0201in" loext:contextual-spacing="false" fo:text-align="start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49f59" officeooo:paragraph-rsid="009e9c87" style:text-blinking="false" fo:background-color="#ffffff" style:font-size-asian="10pt" style:font-size-complex="10pt"/>
    </style:style>
    <style:style style:name="P42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SFMono-Regular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43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SFMono-Regular" fo:font-size="8pt" fo:letter-spacing="normal" fo:language="en" fo:country="US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44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45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8pt" fo:letter-spacing="normal" fo:language="ru" fo:country="RU" fo:font-style="normal" fo:font-weight="normal" officeooo:rsid="000b1010" officeooo:paragraph-rsid="008066d1" style:font-size-asian="8pt" style:font-weight-asian="normal" style:font-size-complex="8pt" style:font-weight-complex="normal"/>
    </style:style>
    <style:style style:name="P46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style:use-window-font-color="true" style:font-name="SFMono-Regular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47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6a737d" style:font-name="SFMono-Regular" fo:font-size="8pt" fo:letter-spacing="normal" fo:language="en" fo:country="US" fo:font-style="normal" fo:font-weight="normal" officeooo:rsid="000b1010" officeooo:paragraph-rsid="000bcffc" style:font-name-asian="DejaVu Sans Mono" style:font-size-asian="8pt" style:font-weight-asian="normal" style:font-name-complex="Liberation Mono" style:font-size-complex="8pt" style:font-weight-complex="normal"/>
    </style:style>
    <style:style style:name="P48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10pt" fo:letter-spacing="normal" fo:language="ru" fo:country="RU" fo:font-style="normal" fo:font-weight="bold" officeooo:rsid="000b1010" officeooo:paragraph-rsid="001afd47" style:font-size-asian="10pt" style:font-weight-asian="normal" style:font-size-complex="10pt" style:font-weight-complex="normal"/>
    </style:style>
    <style:style style:name="P49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10pt" fo:letter-spacing="normal" fo:language="ru" fo:country="RU" fo:font-style="normal" fo:font-weight="normal" officeooo:rsid="000b1010" officeooo:paragraph-rsid="000dd8d1" style:font-size-asian="10pt" style:font-weight-asian="normal" style:font-size-complex="10pt" style:font-weight-complex="normal"/>
    </style:style>
    <style:style style:name="P50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bold" officeooo:rsid="000b1010" officeooo:paragraph-rsid="000bcffc" style:font-size-asian="10pt" style:font-weight-asian="normal" style:font-size-complex="10pt" style:font-weight-complex="normal"/>
    </style:style>
    <style:style style:name="P51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bold" officeooo:rsid="000b1010" officeooo:paragraph-rsid="001e19f4" style:font-size-asian="10pt" style:font-weight-asian="normal" style:font-size-complex="10pt" style:font-weight-complex="normal"/>
    </style:style>
    <style:style style:name="P52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53" style:family="paragraph" style:parent-style-name="Text_20_body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8pt" fo:letter-spacing="normal" fo:language="ru" fo:country="RU" fo:font-style="normal" fo:font-weight="normal" officeooo:rsid="000b1010" officeooo:paragraph-rsid="000bcffc" style:font-name-asian="Noto Sans CJK SC" style:font-size-asian="8pt" style:font-weight-asian="normal" style:font-name-complex="Lohit Devanagari" style:font-size-complex="8pt" style:font-weight-complex="normal"/>
    </style:style>
    <style:style style:name="P54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text-align="justify" style:justify-single-word="false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8pt" fo:letter-spacing="normal" fo:language="ru" fo:country="RU" fo:font-style="normal" fo:font-weight="normal" officeooo:rsid="000b1010" officeooo:paragraph-rsid="001e19f4" style:font-size-asian="8pt" style:font-weight-asian="normal" style:font-size-complex="8pt" style:font-weight-complex="normal"/>
    </style:style>
    <style:style style:name="P55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8pt" fo:letter-spacing="normal" fo:font-style="normal" fo:font-weight="normal" style:font-size-asian="8pt" style:font-size-complex="8pt"/>
    </style:style>
    <style:style style:name="P56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fo:font-variant="normal" fo:text-transform="none" fo:color="#24292e" style:font-name="Manjari Regular" fo:font-size="8pt" fo:letter-spacing="normal" fo:font-style="normal" fo:font-weight="normal" style:font-size-asian="8pt" style:font-size-complex="8pt"/>
    </style:style>
    <style:style style:name="P57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font-style="normal" fo:font-weight="normal" style:font-size-asian="8pt" style:font-size-complex="8pt"/>
    </style:style>
    <style:style style:name="P58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style:font-size-asian="8pt" style:font-size-complex="8pt"/>
    </style:style>
    <style:style style:name="P59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officeooo:paragraph-rsid="0051d3a9" style:font-size-asian="8pt" style:font-size-complex="8pt"/>
    </style:style>
    <style:style style:name="P6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officeooo:paragraph-rsid="00542155" style:font-size-asian="8pt" style:font-size-complex="8pt"/>
    </style:style>
    <style:style style:name="P61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style:font-size-asian="8pt" style:font-size-complex="8pt"/>
    </style:style>
    <style:style style:name="P62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fo:language="en" fo:country="US" officeooo:paragraph-rsid="0051d3a9" style:font-size-asian="8pt" style:font-size-complex="8pt"/>
    </style:style>
    <style:style style:name="P63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fo:language="en" fo:country="US" officeooo:paragraph-rsid="00542155" style:font-size-asian="8pt" style:font-size-complex="8pt"/>
    </style:style>
    <style:style style:name="P64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Manjari Regular" fo:font-size="8pt" fo:letter-spacing="normal" style:font-size-asian="8pt" style:font-size-complex="8pt"/>
    </style:style>
    <style:style style:name="P65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Manjari Regular" fo:font-size="8pt" fo:letter-spacing="normal" officeooo:paragraph-rsid="007f3086" style:font-size-asian="8pt" style:font-size-complex="8pt"/>
    </style:style>
    <style:style style:name="P66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Manjari Regular" fo:font-size="8pt" fo:letter-spacing="normal" officeooo:paragraph-rsid="008d49d1" style:font-size-asian="8pt" style:font-size-complex="8pt"/>
    </style:style>
    <style:style style:name="P67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Manjari Regular" fo:font-size="8pt" fo:letter-spacing="normal" fo:font-style="normal" fo:font-weight="normal" style:font-size-asian="8pt" style:font-size-complex="8pt"/>
    </style:style>
    <style:style style:name="P68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font-style="normal" fo:font-weight="normal" officeooo:paragraph-rsid="0023897c" style:font-size-asian="8pt" style:font-size-complex="8pt"/>
    </style:style>
    <style:style style:name="P69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font-style="normal" fo:font-weight="normal" style:font-size-asian="8pt" style:font-size-complex="8pt"/>
    </style:style>
    <style:style style:name="P7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language="en" fo:country="US" fo:font-style="normal" fo:font-weight="normal" style:font-size-asian="8pt" style:font-size-complex="8pt"/>
    </style:style>
    <style:style style:name="P71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language="en" fo:country="US" fo:font-style="normal" fo:font-weight="normal" officeooo:paragraph-rsid="0051d3a9" style:font-size-asian="8pt" style:font-size-complex="8pt"/>
    </style:style>
    <style:style style:name="P72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size="8pt" style:font-size-asian="8pt" style:font-size-complex="8pt"/>
    </style:style>
    <style:style style:name="P73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size="8pt" fo:language="en" fo:country="US" style:font-size-asian="8pt" style:font-size-complex="8pt"/>
    </style:style>
    <style:style style:name="P74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style:font-name="Manjari Regular" fo:font-size="8pt" style:font-size-asian="8pt" style:font-size-complex="8pt"/>
    </style:style>
    <style:style style:name="P75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5pt" fo:letter-spacing="normal" fo:language="ru" fo:country="RU" fo:font-style="normal" style:text-underline-style="none" fo:font-weight="bold" officeooo:rsid="0096c235" officeooo:paragraph-rsid="0096c235" style:text-blinking="false" fo:background-color="#ffffff" style:font-size-asian="15pt" style:font-weight-asian="bold" style:font-size-complex="15pt" style:font-weight-complex="bold"/>
    </style:style>
    <style:style style:name="P76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5pt" fo:letter-spacing="normal" fo:language="ru" fo:country="RU" fo:font-style="normal" style:text-underline-style="none" fo:font-weight="bold" officeooo:rsid="009cd384" officeooo:paragraph-rsid="009cd384" style:text-blinking="false" fo:background-color="#ffffff" style:font-size-asian="15pt" style:font-weight-asian="bold" style:font-size-complex="15pt" style:font-weight-complex="bold"/>
    </style:style>
    <style:style style:name="P77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5pt" fo:letter-spacing="normal" fo:language="ru" fo:country="RU" fo:font-style="normal" style:text-underline-style="none" fo:font-weight="bold" officeooo:rsid="009e9c87" officeooo:paragraph-rsid="009e9c87" style:text-blinking="false" fo:background-color="#ffffff" style:font-size-asian="15pt" style:font-weight-asian="bold" style:font-size-complex="15pt" style:font-weight-complex="bold"/>
    </style:style>
    <style:style style:name="P78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49f59" officeooo:paragraph-rsid="0096c235" style:text-blinking="false" fo:background-color="#ffffff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49f59" officeooo:paragraph-rsid="00a565bc" style:text-blinking="false" fo:background-color="#ffffff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text-line-through-style="none" style:text-line-through-type="none" style:font-name="Manjari Regular" fo:font-size="10pt" fo:letter-spacing="normal" fo:language="ru" fo:country="RU" fo:font-style="normal" style:text-underline-style="none" fo:font-weight="normal" officeooo:rsid="000b1010" officeooo:paragraph-rsid="007be047" style:text-blinking="false" fo:background-color="#ffffff" style:font-size-asian="10pt" style:font-style-asian="italic" style:font-weight-asian="normal" style:font-size-complex="10pt" style:font-style-complex="italic" style:font-weight-complex="normal"/>
    </style:style>
    <style:style style:name="P81" style:family="paragraph" style:parent-style-name="Standard">
      <style:paragraph-properties fo:margin-top="0.0201in" fo:margin-bottom="0.0201in" loext:contextual-spacing="false" fo:text-align="justify" style:justify-single-word="false"/>
      <style:text-properties style:use-window-font-color="true" style:font-name="Manjari Regular" fo:font-size="10pt" fo:language="ru" fo:country="RU" fo:font-weight="normal" officeooo:rsid="0066f901" officeooo:paragraph-rsid="0067a37c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39d" style:font-weight-asian="bold" style:font-weight-complex="bold"/>
    </style:style>
    <style:style style:name="T3" style:family="text">
      <style:text-properties fo:font-weight="bold" officeooo:rsid="001b5411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d8d1" style:font-weight-asian="normal" style:font-weight-complex="normal"/>
    </style:style>
    <style:style style:name="T7" style:family="text">
      <style:text-properties fo:font-weight="normal" officeooo:rsid="0012439d" style:font-weight-asian="normal" style:font-weight-complex="normal"/>
    </style:style>
    <style:style style:name="T8" style:family="text">
      <style:text-properties fo:font-weight="normal" officeooo:rsid="004f43aa" style:font-weight-asian="normal" style:font-weight-complex="normal"/>
    </style:style>
    <style:style style:name="T9" style:family="text">
      <style:text-properties fo:font-weight="normal" officeooo:rsid="00668d6c" style:font-weight-asian="normal" style:font-weight-complex="normal"/>
    </style:style>
    <style:style style:name="T10" style:family="text">
      <style:text-properties fo:font-weight="normal" officeooo:rsid="000fbdac"/>
    </style:style>
    <style:style style:name="T11" style:family="text">
      <style:text-properties fo:font-weight="normal" officeooo:rsid="001afd47"/>
    </style:style>
    <style:style style:name="T12" style:family="text">
      <style:text-properties officeooo:rsid="000bcffc"/>
    </style:style>
    <style:style style:name="T13" style:family="text">
      <style:text-properties officeooo:rsid="000c3e91"/>
    </style:style>
    <style:style style:name="T14" style:family="text">
      <style:text-properties officeooo:rsid="000dd8d1"/>
    </style:style>
    <style:style style:name="T15" style:family="text">
      <style:text-properties officeooo:rsid="0012439d"/>
    </style:style>
    <style:style style:name="T16" style:family="text">
      <style:text-properties officeooo:rsid="00138f03"/>
    </style:style>
    <style:style style:name="T17" style:family="text">
      <style:text-properties officeooo:rsid="00143e8d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normal" officeooo:rsid="000fbdac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font-variant="normal" fo:text-transform="none" fo:color="#24292e" style:font-name="apple-system" fo:font-size="10pt" fo:letter-spacing="normal" fo:language="ru" fo:country="RU" fo:font-style="normal" fo:font-weight="normal" style:font-size-asian="10pt" style:font-size-complex="10pt"/>
    </style:style>
    <style:style style:name="T22" style:family="text">
      <style:text-properties fo:font-variant="normal" fo:text-transform="none" fo:color="#24292e" style:font-name="apple-system" fo:font-size="10pt" fo:letter-spacing="normal" fo:language="en" fo:country="US" fo:font-style="normal" fo:font-weight="normal" style:font-size-asian="10pt" style:font-size-complex="10pt"/>
    </style:style>
    <style:style style:name="T23" style:family="text">
      <style:text-properties fo:font-variant="normal" fo:text-transform="none" fo:color="#24292e" style:font-name="apple-system" fo:font-size="10pt" fo:letter-spacing="normal" fo:font-style="normal" style:font-size-asian="10pt" style:font-size-complex="10pt"/>
    </style:style>
    <style:style style:name="T24" style:family="text">
      <style:text-properties fo:font-variant="normal" fo:text-transform="none" fo:color="#24292e" style:font-name="SFMono-Regular" fo:letter-spacing="normal" fo:font-style="normal" fo:font-weight="normal"/>
    </style:style>
    <style:style style:name="T25" style:family="text">
      <style:text-properties fo:font-variant="normal" fo:text-transform="none" fo:color="#24292e" style:font-name="SFMono-Regular" fo:font-size="10pt" fo:letter-spacing="normal" fo:language="en" fo:country="US" fo:font-style="normal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24292e" style:font-name="SFMono-Regular" fo:font-size="10pt" fo:letter-spacing="normal" fo:language="en" fo:country="US" fo:font-style="normal" style:font-size-asian="10pt" style:font-size-complex="10pt"/>
    </style:style>
    <style:style style:name="T27" style:family="text">
      <style:text-properties fo:font-variant="normal" fo:text-transform="none" fo:color="#24292e" style:font-name="Manjari Regular" fo:font-size="10pt" fo:letter-spacing="normal" fo:language="ru" fo:country="RU" fo:font-style="normal" fo:font-weight="normal" officeooo:rsid="003399bd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24292e" style:text-line-through-style="none" style:text-line-through-type="none" style:font-name="apple-system" fo:font-size="10pt" fo:letter-spacing="normal" fo:language="ru" fo:country="RU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29" style:family="text">
      <style:text-properties fo:font-variant="normal" fo:text-transform="none" fo:color="#24292e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0b1010" style:text-blinking="false" fo:background-color="#ffffff" loext:char-shading-value="0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variant="normal" fo:text-transform="none" fo:color="#24292e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/>
    </style:style>
    <style:style style:name="T3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4f43aa" style:font-weight-asian="normal" style:font-weight-complex="normal"/>
    </style:style>
    <style:style style:name="T34" style:family="text">
      <style:text-properties fo:font-variant="normal" fo:text-transform="none" fo:letter-spacing="normal" fo:font-style="normal" fo:font-weight="normal" officeooo:rsid="007d863c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letter-spacing="normal" fo:language="en" fo:country="US" fo:font-style="normal"/>
    </style:style>
    <style:style style:name="T37" style:family="text">
      <style:text-properties fo:font-variant="normal" fo:text-transform="none" fo:letter-spacing="normal" fo:language="en" fo:country="US" fo:font-style="normal" fo:font-weight="normal" style:font-weight-asian="normal" style:font-weight-complex="normal"/>
    </style:style>
    <style:style style:name="T38" style:family="text">
      <style:text-properties fo:font-variant="normal" fo:text-transform="none" fo:letter-spacing="normal" fo:language="en" fo:country="US" fo:font-style="normal" fo:font-weight="normal" officeooo:rsid="004f43aa" style:font-weight-asian="normal" style:font-weight-complex="normal"/>
    </style:style>
    <style:style style:name="T39" style:family="text">
      <style:text-properties fo:font-variant="normal" fo:text-transform="none" fo:letter-spacing="normal" fo:language="en" fo:country="US" fo:font-style="normal" fo:font-weight="bold" style:font-weight-asian="bold" style:font-weight-complex="bold"/>
    </style:style>
    <style:style style:name="T40" style:family="text">
      <style:text-properties fo:font-variant="normal" fo:text-transform="none" fo:letter-spacing="normal" fo:language="en" fo:country="US" fo:font-style="normal" fo:font-weight="bold" officeooo:rsid="003cf342" style:font-weight-asian="bold" style:font-weight-complex="bold"/>
    </style:style>
    <style:style style:name="T41" style:family="text">
      <style:text-properties fo:font-variant="normal" fo:text-transform="none" fo:color="#6f42c1" style:font-name="SFMono-Regular" fo:letter-spacing="normal" fo:font-style="normal" fo:font-weight="normal"/>
    </style:style>
    <style:style style:name="T42" style:family="text">
      <style:text-properties fo:font-variant="normal" fo:text-transform="none" fo:color="#6f42c1" fo:letter-spacing="normal" fo:font-style="normal" fo:font-weight="normal"/>
    </style:style>
    <style:style style:name="T43" style:family="text">
      <style:text-properties fo:font-variant="normal" fo:text-transform="none" fo:color="#032f62" style:font-name="SFMono-Regular" fo:letter-spacing="normal" fo:font-style="normal" fo:font-weight="normal"/>
    </style:style>
    <style:style style:name="T44" style:family="text">
      <style:text-properties fo:font-variant="normal" fo:text-transform="none" fo:color="#032f62" fo:letter-spacing="normal" fo:font-style="normal" fo:font-weight="normal"/>
    </style:style>
    <style:style style:name="T45" style:family="text">
      <style:text-properties fo:font-variant="normal" fo:text-transform="none" fo:color="#d73a49" style:font-name="SFMono-Regular" fo:letter-spacing="normal" fo:font-style="normal" fo:font-weight="normal"/>
    </style:style>
    <style:style style:name="T46" style:family="text">
      <style:text-properties fo:font-variant="normal" fo:text-transform="none" fo:color="#0366d6" style:text-line-through-style="none" style:text-line-through-type="none" style:font-name="apple-system" fo:font-size="10pt" fo:letter-spacing="normal" fo:language="en" fo:country="US" fo:font-style="normal" style:text-underline-style="none" fo:font-weight="normal" style:text-blinking="false" fo:background-color="#ffffff" loext:char-shading-value="0" style:font-size-asian="10pt" style:language-asian="zxx" style:country-asian="none" style:font-size-complex="10pt" style:language-complex="zxx" style:country-complex="none"/>
    </style:style>
    <style:style style:name="T47" style:family="text">
      <style:text-properties fo:font-variant="normal" fo:text-transform="none" fo:color="#005cc5" style:font-name="SFMono-Regular" fo:letter-spacing="normal" fo:font-style="normal" fo:font-weight="normal"/>
    </style:style>
    <style:style style:name="T48" style:family="text">
      <style:text-properties fo:font-variant="normal" fo:text-transform="none" fo:color="#005cc5" fo:letter-spacing="normal" fo:font-style="normal" fo:font-weight="normal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Manjari Regular" fo:font-size="10pt" fo:letter-spacing="normal" fo:language="ru" fo:country="RU" fo:font-style="normal" style:text-underline-style="none" fo:font-weight="normal" officeooo:rsid="0066f901" style:text-blinking="false" fo:background-color="#ffffff" loext:char-shading-value="0" style:font-size-asian="10pt" style:font-weight-asian="normal" style:font-size-complex="10pt" style:font-weight-complex="normal"/>
    </style:style>
    <style:style style:name="T50" style:family="text">
      <style:text-properties fo:font-variant="normal" fo:text-transform="none" style:use-window-font-color="true" style:font-name="Manjari Regular" fo:font-size="10pt" fo:letter-spacing="normal" fo:language="ru" fo:country="RU" fo:font-style="normal" fo:font-weight="normal" officeooo:rsid="0066f901" style:font-size-asian="10pt" style:font-weight-asian="normal" style:font-size-complex="10pt" style:font-weight-complex="normal"/>
    </style:style>
    <style:style style:name="T51" style:family="text">
      <style:text-properties fo:font-variant="normal" fo:text-transform="none" fo:color="#000080" style:text-line-through-style="none" style:text-line-through-type="none" style:font-name="Manjari Regular" fo:font-size="10pt" fo:letter-spacing="normal" fo:language="zxx" fo:country="none" fo:font-style="normal" style:text-underline-style="solid" style:text-underline-width="auto" style:text-underline-color="font-color" fo:font-weight="normal" officeooo:rsid="0066f901" style:text-blinking="false" fo:background-color="#ffffff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2" style:family="text">
      <style:text-properties fo:font-variant="normal" fo:text-transform="none" fo:color="#009598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0b1010" style:text-blinking="false" fo:background-color="#ffffff" loext:char-shading-value="0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officeooo:rsid="001b5411"/>
    </style:style>
    <style:style style:name="T54" style:family="text">
      <style:text-properties fo:color="#d73a49"/>
    </style:style>
    <style:style style:name="T55" style:family="text">
      <style:text-properties fo:color="#d73a49" style:font-name="SFMono-Regular" fo:font-style="normal" fo:font-weight="normal"/>
    </style:style>
    <style:style style:name="T56" style:family="text">
      <style:text-properties fo:color="#d73a49" fo:font-style="normal" fo:font-weight="normal"/>
    </style:style>
    <style:style style:name="T57" style:family="text">
      <style:text-properties fo:color="#005cc5"/>
    </style:style>
    <style:style style:name="T58" style:family="text">
      <style:text-properties fo:color="#005cc5" style:font-name="SFMono-Regular" fo:font-style="normal" fo:font-weight="normal"/>
    </style:style>
    <style:style style:name="T59" style:family="text">
      <style:text-properties fo:color="#005cc5" fo:font-style="normal" fo:font-weight="normal"/>
    </style:style>
    <style:style style:name="T60" style:family="text">
      <style:text-properties fo:color="#6f42c1"/>
    </style:style>
    <style:style style:name="T61" style:family="text">
      <style:text-properties fo:color="#6f42c1" style:font-name="SFMono-Regular" fo:font-style="normal" fo:font-weight="normal"/>
    </style:style>
    <style:style style:name="T62" style:family="text">
      <style:text-properties fo:color="#6f42c1" fo:font-style="normal" fo:font-weight="normal"/>
    </style:style>
    <style:style style:name="T63" style:family="text">
      <style:text-properties fo:color="#6f42c1" fo:language="en" fo:country="US"/>
    </style:style>
    <style:style style:name="T64" style:family="text">
      <style:text-properties fo:color="#032f62"/>
    </style:style>
    <style:style style:name="T65" style:family="text">
      <style:text-properties fo:color="#032f62" style:font-name="SFMono-Regular" fo:font-style="normal" fo:font-weight="normal"/>
    </style:style>
    <style:style style:name="T66" style:family="text">
      <style:text-properties fo:color="#032f62" fo:font-style="normal" fo:font-weight="normal"/>
    </style:style>
    <style:style style:name="T67" style:family="text">
      <style:text-properties officeooo:rsid="001e19f4"/>
    </style:style>
    <style:style style:name="T68" style:family="text">
      <style:text-properties officeooo:rsid="0028e95d"/>
    </style:style>
    <style:style style:name="T69" style:family="text">
      <style:text-properties fo:language="ru" fo:country="RU"/>
    </style:style>
    <style:style style:name="T70" style:family="text">
      <style:text-properties fo:color="#0066b3"/>
    </style:style>
    <style:style style:name="T71" style:family="text">
      <style:text-properties fo:color="#0066b3" officeooo:rsid="000bcffc"/>
    </style:style>
    <style:style style:name="T72" style:family="text">
      <style:text-properties fo:color="#0066b3" fo:font-weight="bold" officeooo:rsid="008aa2e3" style:font-weight-asian="bold" style:font-weight-complex="bold"/>
    </style:style>
    <style:style style:name="T73" style:family="text">
      <style:text-properties fo:color="#0066b3" officeooo:rsid="008aa2e3"/>
    </style:style>
    <style:style style:name="T74" style:family="text">
      <style:text-properties officeooo:rsid="0039d5fd"/>
    </style:style>
    <style:style style:name="T75" style:family="text">
      <style:text-properties officeooo:rsid="003399bd" style:font-weight-asian="normal" style:font-weight-complex="normal"/>
    </style:style>
    <style:style style:name="T76" style:family="text">
      <style:text-properties style:font-name="Manjari Regular" fo:font-weight="bold" officeooo:rsid="0006c6e1" style:font-weight-asian="bold" style:font-weight-complex="bold"/>
    </style:style>
    <style:style style:name="T77" style:family="text">
      <style:text-properties style:font-name="Manjari Regular" fo:font-size="10pt" fo:language="ru" fo:country="RU" fo:font-weight="normal" officeooo:rsid="0066f901" style:font-size-asian="10pt" style:font-weight-asian="normal" style:font-size-complex="10pt" style:font-weight-complex="normal"/>
    </style:style>
    <style:style style:name="T78" style:family="text">
      <style:text-properties style:font-name="SFMono-Regular" fo:font-style="normal" fo:font-weight="normal"/>
    </style:style>
    <style:style style:name="T79" style:family="text">
      <style:text-properties style:font-name="SFMono-Regular" fo:language="en" fo:country="US" fo:font-style="normal" fo:font-weight="normal"/>
    </style:style>
    <style:style style:name="T80" style:family="text">
      <style:text-properties officeooo:rsid="004ddb62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solid" style:text-underline-width="auto" style:text-underline-color="font-color" officeooo:rsid="004ddb62"/>
    </style:style>
    <style:style style:name="T83" style:family="text">
      <style:text-properties style:text-underline-style="solid" style:text-underline-width="auto" style:text-underline-color="font-color" officeooo:rsid="00668d6c"/>
    </style:style>
    <style:style style:name="T84" style:family="text">
      <style:text-properties style:use-window-font-color="true" style:font-name="Manjari Regular" fo:font-size="10pt" fo:language="ru" fo:country="RU" fo:font-weight="normal" officeooo:rsid="0066f901" style:font-size-asian="10pt" style:font-weight-asian="normal" style:font-size-complex="10pt" style:font-weight-complex="normal"/>
    </style:style>
    <style:style style:name="T85" style:family="text">
      <style:text-properties style:use-window-font-color="true" style:font-name="Manjari Regular" fo:font-size="10pt" fo:language="ru" fo:country="RU" fo:font-weight="bold" officeooo:rsid="0066f901" style:font-size-asian="10pt" style:font-weight-asian="bold" style:font-size-complex="10pt" style:font-weight-complex="bold"/>
    </style:style>
    <style:style style:name="T86" style:family="text">
      <style:text-properties style:use-window-font-color="true" style:font-name="SFMono-Regular"/>
    </style:style>
    <style:style style:name="T87" style:family="text">
      <style:text-properties officeooo:rsid="005b88bd"/>
    </style:style>
    <style:style style:name="T88" style:family="text">
      <style:text-properties officeooo:rsid="005fbfd1"/>
    </style:style>
    <style:style style:name="T89" style:family="text">
      <style:text-properties officeooo:rsid="00668d6c"/>
    </style:style>
    <style:style style:name="T90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T91" style:family="text">
      <style:text-properties fo:font-style="normal" fo:font-weight="normal"/>
    </style:style>
    <style:style style:name="T92" style:family="text">
      <style:text-properties fo:color="#009598" style:text-line-through-style="none" style:text-line-through-type="none" style:text-underline-style="none" style:text-blinking="false" fo:background-color="#ffffff" loext:char-shading-value="0"/>
    </style:style>
    <style:style style:name="T93" style:family="text">
      <style:text-properties fo:color="#6a737d" fo:font-style="normal" fo:font-weight="normal"/>
    </style:style>
    <style:style style:name="T94" style:family="text">
      <style:text-properties fo:color="#e36209"/>
    </style:style>
    <style:style style:name="T95" style:family="text">
      <style:text-properties fo:color="#e36209" fo:font-style="normal" fo:font-weight="normal"/>
    </style:style>
    <style:style style:name="T96" style:family="text">
      <style:text-properties officeooo:rsid="008403c9"/>
    </style:style>
    <style:style style:name="T97" style:family="text">
      <style:text-properties officeooo:rsid="00a565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================================================================<text:span text:style-name="T97">===</text:span></text:p>
      <text:p text:style-name="P75">СТРУКТУРА ПРОЕКТА</text:p>
      <text:p text:style-name="P78">================================================================<text:span text:style-name="T97">===</text:span></text:p>
      <text:p text:style-name="P4"><text:span text:style-name="T1">1</text:span>. <text:span text:style-name="T15">Разделите </text:span><text:span text:style-name="T2">проект</text:span><text:span text:style-name="T15"> на </text:span><text:span text:style-name="T2">КОМПОНЕНТЫ</text:span>:</text:p>
      <text:p text:style-name="P16">Что-бы поддерживать большую базу кода лучше не внедрять новые функции, а лучше <text:span text:style-name="T3">РАЗДЕЛИТЬ</text:span><text:span text:style-name="T1"> КОД НА КОМПОНЕНТЫ</text:span></text:p>
      <text:p text:style-name="P16">* <text:span text:style-name="T13">приложение очень тяжело МАСШТАБИРОВАТЬ, тогда все бизнес-единицы слиты “в кучу”</text:span></text:p>
      <text:p text:style-name="P16"/>
      <text:p text:style-name="P7"><text:span text:style-name="T12">2</text:span>. <text:span text:style-name="T6">Разделите </text:span><text:span text:style-name="T14">компонент</text:span><text:span text:style-name="T6"> на </text:span><text:span text:style-name="T16">СЛОИ</text:span>:</text:p>
      <text:h text:style-name="P48" text:outline-level="3"><text:span text:style-name="T4">- веб </text:span><text:span text:style-name="T10">(</text:span><text:span text:style-name="T19">Express</text:span><text:span text:style-name="T10"> должен быт отделен от слоев сервисов и </text:span><text:span text:style-name="T11">б</text:span><text:span text:style-name="T10">азы </text:span><text:span text:style-name="T11">д</text:span><text:span text:style-name="T10">анных)</text:span></text:h>
      <text:h text:style-name="P49" text:outline-level="3">- <text:span text:style-name="T53">сервисы</text:span></text:h>
      <text:h text:style-name="P49" text:outline-level="3">- <text:span text:style-name="T18">DAL</text:span></text:h>
      <text:p text:style-name="P17"/>
      <text:p text:style-name="P7"><text:span text:style-name="T12">3</text:span>. <text:span text:style-name="T7">Оборачивайте </text:span><text:span text:style-name="T15">общие утилиты </text:span><text:span text:style-name="T7">в </text:span><text:span text:style-name="T15">npm</text:span>:</text:p>
      <text:p text:style-name="P17">* <text:span text:style-name="T17">любые УНИВЕРСАЛЬНЫЕ УТИЛИТЫ (регистратор, модуль шифрования и т.д.) должны быть обернуты вашим собственным кодом и представлены как npm пакеты</text:span></text:p>
      <text:p text:style-name="P17"/>
      <text:p text:style-name="P14">4.<text:span text:style-name="T5"> </text:span><text:span text:style-name="T32">Разделяйте </text:span><text:span text:style-name="T37">Express</text:span><text:span text:style-name="T32"> </text:span><text:span text:style-name="T31">"приложение"</text:span><text:span text:style-name="T32"> и </text:span><text:span text:style-name="T31">"сервер"</text:span>:</text:p>
      <text:p text:style-name="P29"><text:span text:style-name="T68">Объявляйте</text:span> API отделено от конфигурации, связанной с сетью (порт, протокол и т.д.)</text:p>
      <text:h text:style-name="P50" text:outline-level="3"><text:span text:style-name="T67">О</text:span>бъявление API <text:span text:style-name="T67">(</text:span><text:span text:style-name="T4">app.js/app.ts</text:span><text:span text:style-name="T67">):</text:span></text:h>
      <text:p text:style-name="P55"><text:span text:style-name="T54"><text:tab/>const</text:span> app <text:span text:style-name="T57">=</text:span> <text:span text:style-name="T60">express</text:span>();</text:p>
      <text:p text:style-name="P57"><text:tab/>app.<text:span text:style-name="T60">use</text:span>(bodyParser.<text:span text:style-name="T60">json</text:span>());</text:p>
      <text:p text:style-name="P57"><text:tab/>app.<text:span text:style-name="T60">use</text:span>(<text:span text:style-name="T64">'/api/events'</text:span>, events.<text:span text:style-name="T57">API</text:span>);</text:p>
      <text:p text:style-name="P57"><text:tab/>app.<text:span text:style-name="T60">use</text:span>(<text:span text:style-name="T64">'/api/forms'</text:span>, forms)</text:p>
      <text:h text:style-name="P51" text:outline-level="3"><text:span text:style-name="T67">С</text:span>етевое объявление сервера <text:span text:style-name="T67">(</text:span><text:span text:style-name="T4">/bin/www</text:span><text:span text:style-name="T67">):</text:span></text:h>
      <text:p text:style-name="P54"><text:span text:style-name="T54"><text:tab/>import app from </text:span><text:span text:style-name="T64">'../app'</text:span><text:span text:style-name="T54">;</text:span></text:p>
      <text:p text:style-name="P72"><text:span text:style-name="T45"><text:tab/>import</text:span><text:span text:style-name="T24"> http </text:span><text:span text:style-name="T45">from</text:span><text:span text:style-name="T24"> </text:span><text:span text:style-name="T43">'http'</text:span><text:span text:style-name="T24">;</text:span></text:p>
      <text:p text:style-name="P68"/>
      <text:p text:style-name="P68"><text:tab/>// Get port from environment and store in Express.</text:p>
      <text:p text:style-name="P57"><text:span text:style-name="T54"><text:tab/>const</text:span> port <text:span text:style-name="T57">=</text:span> <text:span text:style-name="T60">normalizePort</text:span>(process.<text:span text:style-name="T57">env</text:span>.<text:span text:style-name="T57">PORT</text:span> <text:span text:style-name="T57">||</text:span> <text:span text:style-name="T64">'3000'</text:span>);</text:p>
      <text:p text:style-name="P72"><text:span text:style-name="T24"><text:tab/>app.</text:span><text:span text:style-name="T41">set</text:span><text:span text:style-name="T24">(</text:span><text:span text:style-name="T43">'port'</text:span><text:span text:style-name="T24">, port);</text:span></text:p>
      <text:p text:style-name="P69"/>
      <text:p text:style-name="P69"><text:tab/>// Create HTTP server.</text:p>
      <text:p text:style-name="P57"><text:span text:style-name="T54"><text:tab/>const</text:span> server <text:span text:style-name="T57">=</text:span> http.<text:span text:style-name="T60">createServer</text:span>(app);</text:p>
      <text:p text:style-name="P2"/>
      <text:p text:style-name="P5"><text:span text:style-name="T1">5</text:span>. <text:span text:style-name="T31">Идеальная </text:span><text:span text:style-name="T35">конфигурация</text:span><text:span text:style-name="T31"> должна обеспечивать:</text:span></text:p>
      <text:p text:style-name="P38"><text:span text:style-name="T75">- </text:span>считывание ключей из файла <text:span text:style-name="T74">и</text:span> из переменной среды</text:p>
      <text:p text:style-name="P38"><text:span text:style-name="T75">- </text:span>хранение секретов вне основной кодовой базы</text:p>
      <text:p text:style-name="P38"><text:span text:style-name="T75">- </text:span>иерархическую структуру для облегчения поиска</text:p>
      <text:p text:style-name="P26"><text:span text:style-name="T27">* </text:span><text:span text:style-name="T21">Есть несколько пакетов, которые могут помочь поставить галочку в большинстве таких полей, как </text:span><text:a xlink:type="simple" xlink:href="https://www.npmjs.com/package/rc" text:style-name="Internet_20_link" text:visited-style-name="Visited_20_Internet_20_Link"><text:span text:style-name="T46">rc</text:span></text:a><text:span text:style-name="T21">, </text:span><text:a xlink:type="simple" xlink:href="https://www.npmjs.com/package/nconf" text:style-name="Internet_20_link" text:visited-style-name="Visited_20_Internet_20_Link"><text:span text:style-name="T46">nconf</text:span></text:a><text:span text:style-name="T28"> </text:span><text:span text:style-name="T22">and</text:span><text:span text:style-name="T21"> </text:span><text:a xlink:type="simple" xlink:href="https://www.npmjs.com/package/config" text:style-name="Internet_20_link" text:visited-style-name="Visited_20_Internet_20_Link"><text:span text:style-name="T46">config</text:span></text:a></text:p>
      <text:p text:style-name="P39"/>
      <text:p text:style-name="P79">================================================================<text:span text:style-name="T97">===</text:span></text:p>
      <text:p text:style-name="P76">ОБРАБОТКА ОШИБОК</text:p>
      <text:p text:style-name="P79">================================================================<text:span text:style-name="T97">===</text:span></text:p>
      <text:p text:style-name="P6"><text:span text:style-name="T35">6</text:span><text:span text:style-name="T31">. Используйте </text:span><text:span text:style-name="T39">Async </text:span><text:span text:style-name="T35">/ </text:span><text:span text:style-name="T39">Await</text:span><text:span text:style-name="T31"> или </text:span><text:span text:style-name="T40">Promises</text:span><text:span text:style-name="T31"> для асинхронной обработки ошибок</text:span><text:span text:style-name="T76">:</text:span></text:p>
      <text:p text:style-name="P42"><text:span text:style-name="T54">async</text:span> <text:span text:style-name="T54">function</text:span> <text:span text:style-name="T60">executeAsyncTask</text:span> () {</text:p>
      <text:p text:style-name="P61"><text:s text:c="2"/><text:span text:style-name="T55">try</text:span><text:span text:style-name="T78"> {</text:span></text:p>
      <text:p text:style-name="P61"><text:s text:c="4"/><text:span text:style-name="T55">const</text:span><text:span text:style-name="T78"> valueA </text:span><text:span text:style-name="T58">=</text:span><text:span text:style-name="T78"> </text:span><text:span text:style-name="T55">await</text:span><text:span text:style-name="T78"> </text:span><text:span text:style-name="T61">functionA</text:span><text:span text:style-name="T78">();</text:span></text:p>
      <text:p text:style-name="P61"><text:s text:c="4"/><text:span text:style-name="T55">const</text:span><text:span text:style-name="T78"> valueB </text:span><text:span text:style-name="T58">=</text:span><text:span text:style-name="T78"> </text:span><text:span text:style-name="T55">await</text:span><text:span text:style-name="T78"> </text:span><text:span text:style-name="T61">functionB</text:span><text:span text:style-name="T78">(valueA);</text:span></text:p>
      <text:p text:style-name="P61"><text:soft-page-break/><text:s text:c="4"/><text:span text:style-name="T55">const</text:span><text:span text:style-name="T78"> valueC </text:span><text:span text:style-name="T58">=</text:span><text:span text:style-name="T78"> </text:span><text:span text:style-name="T55">await</text:span><text:span text:style-name="T78"> </text:span><text:span text:style-name="T61">functionC</text:span><text:span text:style-name="T78">(valueB);</text:span></text:p>
      <text:p text:style-name="P61"><text:s text:c="4"/><text:span text:style-name="T55">return</text:span><text:span text:style-name="T78"> </text:span><text:span text:style-name="T55">await</text:span><text:span text:style-name="T78"> </text:span><text:span text:style-name="T61">functionD</text:span><text:span text:style-name="T78">(valueC);</text:span></text:p>
      <text:p text:style-name="P61"><text:s text:c="2"/><text:span text:style-name="T78">}</text:span></text:p>
      <text:p text:style-name="P61"><text:s text:c="2"/><text:span text:style-name="T55">catch</text:span><text:span text:style-name="T78"> (err) {</text:span></text:p>
      <text:p text:style-name="P61"><text:s text:c="4"/><text:span text:style-name="T78">logger.</text:span><text:span text:style-name="T61">error</text:span><text:span text:style-name="T78">(err);</text:span></text:p>
      <text:p text:style-name="P61"><text:s text:c="2"/><text:span text:style-name="T78">} </text:span><text:span text:style-name="T55">finally</text:span><text:span text:style-name="T78"> {</text:span></text:p>
      <text:p text:style-name="P61"><text:s text:c="4"/><text:span text:style-name="T55">await</text:span><text:span text:style-name="T78"> </text:span><text:span text:style-name="T61">alwaysExecuteThisFunction</text:span><text:span text:style-name="T78">();</text:span></text:p>
      <text:p text:style-name="P61"><text:s text:c="2"/><text:span text:style-name="T78">}</text:span></text:p>
      <text:p text:style-name="P57">}</text:p>
      <text:p text:style-name="P17"/>
      <text:p text:style-name="P8">7. <text:span text:style-name="T32">Используйте только встроенный </text:span><text:span text:style-name="T31">объект </text:span><text:span text:style-name="T36">Error</text:span>:</text:p>
      <text:p text:style-name="P15"><text:span text:style-name="T23">Отклоните ли вы обещание, сгенерируете исключение или сгенерируете ошибку -- использование лишь встроенного объекта </text:span><text:span text:style-name="Source_20_Text"><text:span text:style-name="T25">Error</text:span></text:span><text:span text:style-name="Source_20_Text"><text:span text:style-name="T26"> </text:span></text:span><text:span text:style-name="T23">увеличит единообразие и предотвратит потерю информации</text:span></text:p>
      <text:p text:style-name="P29"/>
      <text:p text:style-name="P9">8. <text:span text:style-name="T31">Различайте ошибки</text:span><text:span text:style-name="T32"> в работе и программировании</text:span>:</text:p>
      <text:p text:style-name="P34">- <text:span text:style-name="T82">о</text:span><text:span text:style-name="T81">перационные ошибки</text:span> (например, API получил неверный ввод) - известны<text:span text:style-name="T80">й</text:span> случа<text:span text:style-name="T80">й </text:span>и может быть обработано вдумчиво</text:p>
      <text:p text:style-name="P34">- <text:span text:style-name="T81">ошибка программиста</text:span> (например, попытка прочитать неопределенную переменную) относится к неизвестным ошибкам кода, которые требуют изящного перезапуска приложения</text:p>
      <text:p text:style-name="P35"/>
      <text:p text:style-name="P10">9. <text:span text:style-name="T8">Обрабатывайте</text:span><text:span text:style-name="T32"> ошибки </text:span><text:span text:style-name="T31">централизованно</text:span><text:span text:style-name="T32"> </text:span><text:span text:style-name="T33">(</text:span><text:span text:style-name="T38">not</text:span><text:span text:style-name="T33"> </text:span><text:span text:style-name="T38">middleware</text:span><text:span text:style-name="T33"> </text:span><text:span text:style-name="T38">of</text:span><text:span text:style-name="T33"> </text:span><text:span text:style-name="T37">Express</text:span><text:span text:style-name="T33">)</text:span><text:span text:style-name="T5">:</text:span></text:p>
      <text:p text:style-name="P47">// DAL layer, we don't handle errors here</text:p>
      <text:p text:style-name="P58">DB.<text:span text:style-name="T60">addDocument</text:span>(newCustomer, (error: Error, result: Result) <text:span text:style-name="T57">=&gt;</text:span> {</text:p>
      <text:p text:style-name="P62"><text:span text:style-name="T55">if</text:span><text:span text:style-name="T78"> (error)</text:span></text:p>
      <text:p text:style-name="P62"><text:span text:style-name="T78"><text:s text:c="8"/></text:span><text:span text:style-name="T55">throw</text:span><text:span text:style-name="T78"> </text:span><text:span text:style-name="T55">new</text:span><text:span text:style-name="T78"> Error(</text:span><text:span text:style-name="T65">'Great error explanation comes here'</text:span><text:span text:style-name="T78">, other useful parameters)</text:span></text:p>
      <text:p text:style-name="P59">});</text:p>
      <text:p text:style-name="P73"/>
      <text:p text:style-name="P71">// API route code, we catch both sync and async errors and forward to the middleware</text:p>
      <text:p text:style-name="P59"><text:span text:style-name="T54">try</text:span> {</text:p>
      <text:p text:style-name="P62"><text:span text:style-name="T78"><text:s text:c="8"/>customerService.</text:span><text:span text:style-name="T61">addNew</text:span><text:span text:style-name="T78">(req.</text:span><text:span text:style-name="T58">body</text:span><text:span text:style-name="T78">).</text:span><text:span text:style-name="T61">then</text:span><text:span text:style-name="T78">((result: Result) </text:span><text:span text:style-name="T58">=&gt;</text:span><text:span text:style-name="T78"> {</text:span></text:p>
      <text:p text:style-name="P62"><text:span text:style-name="T78"><text:s text:c="14"/>res.</text:span><text:span text:style-name="T61">status</text:span><text:span text:style-name="T78">(</text:span><text:span text:style-name="T58">200</text:span><text:span text:style-name="T78">).</text:span><text:span text:style-name="T61">json</text:span><text:span text:style-name="T78">(result);</text:span></text:p>
      <text:p text:style-name="P62"><text:span text:style-name="T78"><text:s text:c="8"/>}).</text:span><text:span text:style-name="T61">catch</text:span><text:span text:style-name="T78">((error: Error) </text:span><text:span text:style-name="T58">=&gt;</text:span><text:span text:style-name="T78"> {</text:span></text:p>
      <text:p text:style-name="P62"><text:span text:style-name="T78"><text:s text:c="16"/></text:span><text:span text:style-name="T61">next</text:span><text:span text:style-name="T78">(error)</text:span></text:p>
      <text:p text:style-name="P59"><text:s text:c="8"/>});</text:p>
      <text:p text:style-name="P62"><text:span text:style-name="T78">} </text:span><text:span text:style-name="T55">catch</text:span><text:span text:style-name="T78"> (error) {</text:span></text:p>
      <text:p text:style-name="P62"><text:span text:style-name="T78"><text:s text:c="8"/></text:span><text:span text:style-name="T61">next</text:span><text:span text:style-name="T78">(error);</text:span></text:p>
      <text:p text:style-name="P59">}</text:p>
      <text:p text:style-name="P73"/>
      <text:p text:style-name="P70">// Error handling middleware, we delegate the handling to the centralized error handler</text:p>
      <text:p text:style-name="P58">app.<text:span text:style-name="T60">use</text:span>(<text:span text:style-name="T54">async</text:span> (err: Error, req: Request, res: Response, next: NextFunction) <text:span text:style-name="T57">=&gt;</text:span> {</text:p>
      <text:p text:style-name="P63"><text:span text:style-name="T78"><text:s text:c="8"/></text:span><text:span text:style-name="T55">const</text:span><text:span text:style-name="T78"> isOperationalError </text:span><text:span text:style-name="T58">=</text:span><text:span text:style-name="T78"> </text:span><text:span text:style-name="T55">await</text:span><text:span text:style-name="T78"> errorHandler.</text:span><text:span text:style-name="T61">handleError</text:span><text:span text:style-name="T78">(err);</text:span></text:p>
      <text:p text:style-name="P63"><text:span text:style-name="T78"><text:s text:c="8"/></text:span><text:span text:style-name="T55">if</text:span><text:span text:style-name="T78"> (!isOperationalError) {</text:span></text:p>
      <text:p text:style-name="P63"><text:span text:style-name="T78"><text:s text:c="16"/></text:span><text:span text:style-name="T61">next</text:span><text:span text:style-name="T78">(err);</text:span></text:p>
      <text:p text:style-name="P60"><text:s text:c="8"/>}</text:p>
      <text:p text:style-name="P58">});</text:p>
      <text:p text:style-name="P46">-------------------------------------------------------------------------------------------------------------------------------------------------------------------------------------------</text:p>
      <text:p text:style-name="P42"><text:span text:style-name="T54">class</text:span> ErrorHandler {</text:p>
      <text:p text:style-name="P61"><text:s text:c="2"/><text:span text:style-name="T55">public</text:span><text:span text:style-name="T78"> </text:span><text:span text:style-name="T55">async</text:span><text:span text:style-name="T78"> </text:span><text:span text:style-name="T61">handleError</text:span><text:span text:style-name="T78">(err: Error): Promise&lt;</text:span><text:span text:style-name="T55">void</text:span><text:span text:style-name="T78">&gt; {</text:span></text:p>
      <text:p text:style-name="P61"><text:s text:c="4"/><text:span text:style-name="T55">await</text:span><text:span text:style-name="T78"> logger.</text:span><text:span text:style-name="T61">logError</text:span><text:span text:style-name="T78">(err);</text:span></text:p>
      <text:p text:style-name="P61"><text:s text:c="4"/><text:span text:style-name="T55">await</text:span><text:span text:style-name="T78"> </text:span><text:span text:style-name="T61">sendMailToAdminIfCritical</text:span><text:span text:style-name="T78">();</text:span></text:p>
      <text:p text:style-name="P61"><text:s text:c="4"/><text:span text:style-name="T55">await</text:span><text:span text:style-name="T78"> </text:span><text:span text:style-name="T61">saveInOpsQueueIfCritical</text:span><text:span text:style-name="T78">();</text:span></text:p>
      <text:p text:style-name="P61"><text:s text:c="4"/><text:span text:style-name="T55">await</text:span><text:span text:style-name="T78"> </text:span><text:span text:style-name="T61">determineIfOperationalError</text:span><text:span text:style-name="T78">();</text:span></text:p>
      <text:p text:style-name="P61"><text:soft-page-break/><text:s text:c="2"/><text:span text:style-name="T78">};</text:span></text:p>
      <text:p text:style-name="P57">}</text:p>
      <text:p text:style-name="P72"><text:span text:style-name="T45">export</text:span><text:span text:style-name="T24"> </text:span><text:span text:style-name="T45">const</text:span><text:span text:style-name="T24"> handler </text:span><text:span text:style-name="T47">=</text:span><text:span text:style-name="T24"> </text:span><text:span text:style-name="T45">new</text:span><text:span text:style-name="T24"> ErrorHandler();</text:span></text:p>
      <text:p text:style-name="P19"/>
      <text:p text:style-name="P1"><text:span text:style-name="T1">10.</text:span> <text:span text:style-name="T31">Документирование ошибок API при использовании </text:span><text:span text:style-name="T39">Swagger</text:span><text:span text:style-name="T31"> или </text:span><text:span text:style-name="T39">GraphQL</text:span>:</text:p>
      <text:p text:style-name="P30"><text:span text:style-name="T88">П</text:span>ользователь API должен знать не только о схеме API, но и о возможных ошибках</text:p>
      <text:p text:style-name="P36">* Например, в документации по API может быть заранее указано, что HTTP-статус 409 возвращается, когда имя клиента уже существует</text:p>
      <text:p text:style-name="P31"><text:span text:style-name="T20">Swagger</text:span> - это стандарт, определяющий схему документации API, предлагающую эко-систему инструментов, позволяющую легко создавать документацию в Интернете</text:p>
      <text:p text:style-name="P31"/>
      <text:p text:style-name="P7"><text:span text:style-name="T12">11</text:span>. <text:span text:style-name="T9">Когда </text:span><text:span text:style-name="T89">неизвестное</text:span><text:span text:style-name="T9"> случилось — выходите </text:span><text:span text:style-name="T83">изящно</text:span>:</text:p>
      <text:p text:style-name="P27"><text:span text:style-name="T77">Если ошибка незнакома и все процессы начали сбоить — завершите процесс и используйте </text:span><text:span text:style-name="T84">«инструмент перезапуска» (например: </text:span><text:a xlink:type="simple" xlink:href="https://www.npmjs.com/package/forever" text:style-name="Internet_20_link" text:visited-style-name="Visited_20_Internet_20_Link">Forever</text:a><text:span text:style-name="T49"> </text:span><text:span text:style-name="T50">или </text:span><text:a xlink:type="simple" xlink:href="http://pm2.keymetrics.io/" text:style-name="Internet_20_link" text:visited-style-name="Visited_20_Internet_20_Link"><text:span text:style-name="T51">PM2</text:span></text:a><text:span text:style-name="T85"> </text:span><text:span text:style-name="T84">и т.д.)</text:span></text:p>
      <text:p text:style-name="P81"/>
      <text:p text:style-name="P3"><text:span text:style-name="T1">12</text:span>. <text:span text:style-name="T35">Тест</text:span><text:span text:style-name="T31">ируйте потоки ошибок</text:span>:</text:p>
      <text:p text:style-name="P43"><text:span text:style-name="T60">describe</text:span>(<text:span text:style-name="T64">'Facebook chat'</text:span>, () <text:span text:style-name="T57">=&gt;</text:span> {</text:p>
      <text:p text:style-name="P61"><text:s text:c="2"/><text:span text:style-name="T61">it</text:span><text:span text:style-name="T78">(</text:span><text:span text:style-name="T65">'Notifies on new chat message'</text:span><text:span text:style-name="T78">, () </text:span><text:span text:style-name="T58">=&gt;</text:span><text:span text:style-name="T78"> {</text:span></text:p>
      <text:p text:style-name="P61"><text:s text:c="4"/><text:span text:style-name="T55">const</text:span><text:span text:style-name="T78"> </text:span><text:span text:style-name="T79">chatService</text:span><text:span text:style-name="T78"> </text:span><text:span text:style-name="T58">=</text:span><text:span text:style-name="T78"> </text:span><text:span text:style-name="T55">new</text:span><text:span text:style-name="T78"> chatService();</text:span></text:p>
      <text:p text:style-name="P61"><text:s text:c="4"/><text:span text:style-name="T78">chatService.</text:span><text:span text:style-name="T58">participants</text:span><text:span text:style-name="T78"> </text:span><text:span text:style-name="T58">=</text:span><text:span text:style-name="T78"> </text:span><text:span text:style-name="T61">getDisconnectedParticipants</text:span><text:span text:style-name="T78">();</text:span></text:p>
      <text:p text:style-name="P61"><text:s text:c="4"/><text:span text:style-name="T61">expect</text:span><text:span text:style-name="T78">(chatService.</text:span><text:span text:style-name="T58">sendMessage</text:span><text:span text:style-name="T78">.</text:span><text:span text:style-name="T61">bind</text:span><text:span text:style-name="T78">({ </text:span><text:span text:style-name="T58">message</text:span><text:span text:style-name="T78">: </text:span><text:span text:style-name="T65">'Hi'</text:span><text:span text:style-name="T78"> })).</text:span><text:span text:style-name="T58">to</text:span><text:span text:style-name="T78">.</text:span><text:span text:style-name="T61">throw</text:span><text:span text:style-name="T78">(ConnectionError);</text:span></text:p>
      <text:p text:style-name="P61"><text:s text:c="2"/><text:span text:style-name="T78">});</text:span></text:p>
      <text:p text:style-name="P57">});</text:p>
      <text:p text:style-name="P25"/>
      <text:p text:style-name="P12">13. <text:span text:style-name="T32">Обнаружение </text:span><text:span text:style-name="T31">ошибок</text:span><text:span text:style-name="T32"> и </text:span><text:span text:style-name="T31">простоев</text:span><text:span text:style-name="T32"> с использованием продуктов </text:span><text:span text:style-name="T31">APM</text:span>:</text:p>
      <text:p text:style-name="P32">Продукты для мониторинга и производительности (a.k.a <text:span text:style-name="T18">APM</text:span>) проактивно измеряют вашу кодовую базу или API, чтобы они могли автоматически подсвечивать ошибки, сбои и медленные части, которые вы пропустили.</text:p>
      <text:p text:style-name="P37">---&gt; <text:span text:style-name="T69">Мониторинг</text:span> <text:span text:style-name="T69">веб-сайтов</text:span> <text:span text:style-name="T69">или</text:span> API:<text:span text:style-name="T90"> </text:span><text:span text:style-name="T92">Pingdom, Uptime Robot, New Relic </text:span></text:p>
      <text:p text:style-name="P33"><text:span text:style-name="T90">---&gt; Инструментарий кода: </text:span><text:span text:style-name="T92">New Relic, App Dynamics</text:span></text:p>
      <text:p text:style-name="P28"><text:span text:style-name="T29">---&gt; Панель оперативных сведений: </text:span><text:span text:style-name="T52">Datadog, Splunk, Zabbix</text:span></text:p>
      <text:p text:style-name="P80"/>
      <text:p text:style-name="P13">14. <text:span text:style-name="T31">Ловите </text:span><text:span text:style-name="T32">необработанные </text:span><text:span text:style-name="T31">отказы </text:span><text:span text:style-name="T32">от </text:span><text:span text:style-name="T34">промисов</text:span>:</text:p>
      <text:p text:style-name="P53"><text:span text:style-name="T96">Р</text:span>ешение состоит в том, чтобы никогда не забывать добавлять предложения <text:span text:style-name="T1">.</text:span><text:span text:style-name="T20">catch</text:span> в каждый вызов цепочки обещаний и перенаправлять их в централизованный обработчик ошибок</text:p>
      <text:h text:style-name="P52" text:outline-level="3"/>
      <text:h text:style-name="P52" text:outline-level="3">* Пример кода: эти ошибки не будут обнаружены никаким обработчиком ошибок (кроме unhandledRejection)</text:h>
      <text:p text:style-name="P56"><text:span text:style-name="T57">DAL</text:span>.<text:span text:style-name="T60">getUserById</text:span>(<text:span text:style-name="T57">1</text:span>).<text:span text:style-name="T60">then</text:span>((johnSnow) <text:span text:style-name="T57">=&gt;</text:span> {</text:p>
      <text:p text:style-name="P64"><text:s text:c="2"/><text:span text:style-name="T93">// this error will just vanish</text:span></text:p>
      <text:p text:style-name="P64"><text:s text:c="2"/><text:span text:style-name="T56">if</text:span><text:span text:style-name="T91">(johnSnow.</text:span><text:span text:style-name="T59">isAlive</text:span><text:span text:style-name="T91"> </text:span><text:span text:style-name="T59">===</text:span><text:span text:style-name="T91"> </text:span><text:span text:style-name="T59">false</text:span><text:span text:style-name="T91">)</text:span></text:p>
      <text:p text:style-name="P64"><text:s text:c="6"/><text:span text:style-name="T56">throw</text:span><text:span text:style-name="T91"> </text:span><text:span text:style-name="T56">new</text:span><text:span text:style-name="T91"> </text:span><text:span text:style-name="T95">Error</text:span><text:span text:style-name="T91">(</text:span><text:span text:style-name="T66">'ahhhh'</text:span><text:span text:style-name="T91">);</text:span></text:p>
      <text:p text:style-name="P67">});</text:p>
      <text:p text:style-name="P45"><text:span text:style-name="T86">-------------------------------------------------------------------------------------------------------------------------------------------------------------------------------------------</text:span><text:span text:style-name="T18">process.</text:span><text:span text:style-name="T63">on</text:span>(<text:span text:style-name="T64">'unhandledRejection'</text:span>, (reason: string, p: Promise&lt;any&gt;) <text:span text:style-name="T57">=&gt;</text:span> {</text:p>
      <text:p text:style-name="P65"><text:span text:style-name="T91"><text:s text:c="8"/></text:span><text:span text:style-name="T93">// I just caught an unhandled promise rejection,</text:span></text:p>
      <text:p text:style-name="P65"><text:span text:style-name="T91"><text:s text:c="8"/></text:span><text:span text:style-name="T93">// since we already have fallback handler for unhandled errors (see below),</text:span></text:p>
      <text:p text:style-name="P65"><text:span text:style-name="T91"><text:s text:c="8"/></text:span><text:span text:style-name="T93">// let throw and let him handle that</text:span></text:p>
      <text:p text:style-name="P65"><text:span text:style-name="T91"><text:s text:c="8"/></text:span><text:span text:style-name="T56">throw</text:span><text:span text:style-name="T91"> reason;</text:span></text:p>
      <text:p text:style-name="P67">});</text:p>
      <text:p text:style-name="P74"><text:span text:style-name="T30">process.</text:span><text:span text:style-name="T42">on</text:span><text:span text:style-name="T30">(</text:span><text:span text:style-name="T44">'uncaughtException'</text:span><text:span text:style-name="T30">, (error: Error) </text:span><text:span text:style-name="T48">=&gt;</text:span><text:span text:style-name="T30"> {</text:span></text:p>
      <text:p text:style-name="P65"><text:span text:style-name="T91"><text:s text:c="8"/></text:span><text:span text:style-name="T93">// I just received an error that was never handled, time to handle it and then decide whether a restart is needed</text:span></text:p>
      <text:p text:style-name="P65"><text:span text:style-name="T91"><text:s text:c="8"/>errorManagement.</text:span><text:span text:style-name="T59">handler</text:span><text:span text:style-name="T91">.</text:span><text:span text:style-name="T62">handleError</text:span><text:span text:style-name="T91">(error);</text:span></text:p>
      <text:p text:style-name="P65"><text:span text:style-name="T91"><text:s text:c="8"/></text:span><text:span text:style-name="T56">if</text:span><text:span text:style-name="T91"> (!errorManagement.</text:span><text:span text:style-name="T59">handler</text:span><text:span text:style-name="T91">.</text:span><text:span text:style-name="T62">isTrustedError</text:span><text:span text:style-name="T91">(error))</text:span></text:p>
      <text:p text:style-name="P65"><text:soft-page-break/><text:span text:style-name="T91"><text:s text:c="16"/>process.</text:span><text:span text:style-name="T62">exit</text:span><text:span text:style-name="T91">(</text:span><text:span text:style-name="T59">1</text:span><text:span text:style-name="T91">);</text:span></text:p>
      <text:p text:style-name="P67">});</text:p>
      <text:p text:style-name="P22"><text:span text:style-name="T71">15</text:span><text:span text:style-name="T70">. </text:span><text:span text:style-name="T72">Проверяйте аргументы</text:span><text:span text:style-name="T73">, используя выделенную библиотеку</text:span><text:span text:style-name="T70">:</text:span></text:p>
      <text:p text:style-name="P44"><text:span text:style-name="T54">var</text:span> memberSchema <text:span text:style-name="T57">=</text:span> <text:span text:style-name="T94">Joi</text:span>.<text:span text:style-name="T60">object</text:span>().<text:span text:style-name="T60">keys</text:span>({</text:p>
      <text:p text:style-name="P64"><text:span text:style-name="T59"><text:s text:c="8"/>password</text:span><text:span text:style-name="T91">: </text:span><text:span text:style-name="T95">Joi</text:span><text:span text:style-name="T91">.</text:span><text:span text:style-name="T62">string</text:span><text:span text:style-name="T91">().</text:span><text:span text:style-name="T62">regex</text:span><text:span text:style-name="T91">(</text:span><text:span text:style-name="T66">/^[a-zA-Z0-9]{3,30}$/</text:span><text:span text:style-name="T91">),</text:span></text:p>
      <text:p text:style-name="P66"><text:span text:style-name="T59"><text:s text:c="8"/>birthyear</text:span><text:span text:style-name="T91">: </text:span><text:span text:style-name="T95">Joi</text:span><text:span text:style-name="T91">.</text:span><text:span text:style-name="T62">number</text:span><text:span text:style-name="T91">().</text:span><text:span text:style-name="T62">integer</text:span><text:span text:style-name="T91">().</text:span><text:span text:style-name="T62">min</text:span><text:span text:style-name="T91">(</text:span><text:span text:style-name="T59">1900</text:span><text:span text:style-name="T91">).</text:span><text:span text:style-name="T62">max</text:span><text:span text:style-name="T91">(</text:span><text:span text:style-name="T59">2013</text:span><text:span text:style-name="T91">),</text:span></text:p>
      <text:p text:style-name="P66"><text:span text:style-name="T59"><text:s text:c="8"/>email</text:span><text:span text:style-name="T91">: </text:span><text:span text:style-name="T95">Joi</text:span><text:span text:style-name="T91">.</text:span><text:span text:style-name="T62">string</text:span><text:span text:style-name="T91">().</text:span><text:span text:style-name="T62">email</text:span><text:span text:style-name="T91">()</text:span></text:p>
      <text:p text:style-name="P67">});</text:p>
      <text:p text:style-name="P74"/>
      <text:p text:style-name="P67"><text:span text:style-name="T54">function</text:span> <text:span text:style-name="T60">addNewMember</text:span>(newMember) {</text:p>
      <text:p text:style-name="P66"><text:span text:style-name="T59"><text:s text:c="8"/></text:span><text:span text:style-name="T93">// assertions come first</text:span></text:p>
      <text:p text:style-name="P66"><text:span text:style-name="T59"><text:s text:c="8"/></text:span><text:span text:style-name="T95">Joi</text:span><text:span text:style-name="T91">.</text:span><text:span text:style-name="T62">assert</text:span><text:span text:style-name="T91">(newMember, memberSchema); </text:span><text:span text:style-name="T93">//throws if validation fails</text:span></text:p>
      <text:p text:style-name="P66"><text:span text:style-name="T59"><text:s text:c="8"/></text:span><text:span text:style-name="T93">// other logic here</text:span></text:p>
      <text:p text:style-name="P67">}</text:p>
      <text:p text:style-name="P41"/>
      <text:p text:style-name="P79">================================================================<text:span text:style-name="T97">===</text:span></text:p>
      <text:p text:style-name="P77">СТИЛЬ КОДА</text:p>
      <text:p text:style-name="P79">================================================================<text:span text:style-name="T97">===</text:span></text:p>
      <text:p text:style-name="P24"><text:span text:style-name="T71">16</text:span><text:span text:style-name="T70">. :</text:span></text:p>
      <text:p text:style-name="P18"/>
      <text:p text:style-name="P11"><text:span text:style-name="T12">17</text:span>. :</text:p>
      <text:p text:style-name="P18"/>
      <text:p text:style-name="P11"><text:span text:style-name="T12">18</text:span>. :</text:p>
      <text:p text:style-name="P18"/>
      <text:p text:style-name="P11"><text:span text:style-name="T12">19</text:span>. :</text:p>
      <text:p text:style-name="P18"/>
      <text:p text:style-name="P11"><text:span text:style-name="T87">20</text:span>. :</text:p>
      <text:p text:style-name="P18"/>
      <text:p text:style-name="P11"><text:span text:style-name="T87">21</text:span>. :</text:p>
      <text:p text:style-name="P18"/>
      <text:p text:style-name="P11"><text:span text:style-name="T87">22</text:span>. :</text:p>
      <text:p text:style-name="P18"/>
      <text:p text:style-name="P11"><text:span text:style-name="T87">23</text:span>. :</text:p>
      <text:p text:style-name="P18"/>
      <text:p text:style-name="P11"><text:span text:style-name="T87">24</text:span>. :</text:p>
      <text:p text:style-name="P18"/>
      <text:p text:style-name="P11"><text:span text:style-name="T87">25</text:span>. :</text:p>
      <text:p text:style-name="P18"/>
      <text:p text:style-name="P11"><text:span text:style-name="T87">26</text:span>. :</text:p>
      <text:p text:style-name="P18"/>
      <text:p text:style-name="P11"><text:span text:style-name="T87">27</text:span>. :</text:p>
      <text:p text:style-name="P18"/>
      <text:p text:style-name="P11"><text:span text:style-name="T87">28</text:span>. :</text:p>
      <text:p text:style-name="P18"/>
      <text:p text:style-name="P11"><text:span text:style-name="T87">29</text:span>. :</text:p>
      <text:p text:style-name="P18"/>
      <text:p text:style-name="P11"><text:span text:style-name="T87">30</text:span>. :</text:p>
      <text:p text:style-name="P23"/>
      <text:p text:style-name="P11"><text:span text:style-name="T87">31</text:span>. :</text:p>
      <text:p text:style-name="P23"/>
      <text:p text:style-name="P11"><text:span text:style-name="T87">32</text:span>. :</text:p>
      <text:p text:style-name="P23"><text:soft-page-break/></text:p>
      <text:p text:style-name="P11"><text:span text:style-name="T87">33</text:span>. :</text:p>
      <text:p text:style-name="P23"/>
      <text:p text:style-name="P11"><text:span text:style-name="T87">34</text:span>. :</text:p>
      <text:p text:style-name="P23"/>
      <text:p text:style-name="P11"><text:span text:style-name="T87">35</text:span>. :</text:p>
      <text:p text:style-name="P23"/>
      <text:p text:style-name="P11"><text:span text:style-name="T87">36</text:span>. :</text:p>
      <text:p text:style-name="P23"/>
      <text:p text:style-name="P11"><text:span text:style-name="T87">37</text:span>. :</text:p>
      <text:p text:style-name="P23"/>
      <text:p text:style-name="P11"><text:span text:style-name="T87">38</text:span>. :</text:p>
      <text:p text:style-name="P23"/>
      <text:p text:style-name="P11"><text:span text:style-name="T87">39</text:span>. :</text:p>
      <text:p text:style-name="P23"/>
      <text:p text:style-name="P11"><text:span text:style-name="T87">40</text:span>. :</text:p>
      <text:p text:style-name="P23"/>
      <text:p text:style-name="P11"><text:span text:style-name="T87">41</text:span>. :</text:p>
      <text:p text:style-name="P23"/>
      <text:p text:style-name="P11"><text:span text:style-name="T87">42</text:span>. :</text:p>
      <text:p text:style-name="P23"/>
      <text:p text:style-name="P11"><text:span text:style-name="T87">43</text:span>. :</text:p>
      <text:p text:style-name="P23"/>
      <text:p text:style-name="P11"><text:span text:style-name="T87">44</text:span>. :</text:p>
      <text:p text:style-name="P23"/>
      <text:p text:style-name="P11"><text:span text:style-name="T87">45</text:span>. :</text:p>
      <text:p text:style-name="P23"/>
      <text:p text:style-name="P11"><text:span text:style-name="T87">46</text:span>. :</text:p>
      <text:p text:style-name="P23"/>
      <text:p text:style-name="P11"><text:span text:style-name="T87">47</text:span>. :</text:p>
      <text:p text:style-name="P23"/>
      <text:p text:style-name="P11"><text:span text:style-name="T87">48</text:span>. :</text:p>
      <text:p text:style-name="P23"/>
      <text:p text:style-name="P11"><text:span text:style-name="T87">49</text:span>. :</text:p>
      <text:p text:style-name="P23"/>
      <text:p text:style-name="P11"><text:span text:style-name="T87">50</text:span>. :</text:p>
      <text:p text:style-name="P23"/>
      <text:p text:style-name="P11"/>
      <text:p text:style-name="P21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646in" fo:margin-bottom="0.7874in" fo:margin-left="0.378in" fo:margin-right="0.3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0:42:42.312126196</meta:creation-date>
    <meta:generator>LibreOffice/6.0.7.3$Linux_X86_64 LibreOffice_project/00m0$Build-3</meta:generator>
    <dc:date>2020-04-12T07:28:08.523800980</dc:date>
    <meta:editing-duration>PT5H17M13S</meta:editing-duration>
    <meta:editing-cycles>115</meta:editing-cycles>
    <meta:document-statistic meta:table-count="0" meta:image-count="0" meta:object-count="0" meta:page-count="5" meta:paragraph-count="175" meta:word-count="864" meta:character-count="7274" meta:non-whitespace-character-count="6265"/>
  </office:meta>
</office:document-meta>
</file>